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acancy edit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2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Vacancy edit form open 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3">Я на странице профиля вакансии</text:p>
            <text:p text:style-name="P3">И кнопка <text:span text:style-name="T2">«Edit» </text:span>активна 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2">«Edit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Открывается форма редактирования вакансии</text:p>
          </table:table-cell>
        </table:table-row>
      </table:table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4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Vacancy edit form<text:span text:style-name="T3">: </text:span>apply 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3">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5">Я<text:span text:style-name="T2"> </text:span>редактирую все поля</text:p>
            <text:p text:style-name="P3">И нажимаю на кнопку <text:span text:style-name="T2">«Submit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Изменения сохранены</text:p>
            <text:p text:style-name="P3">И открывается страница профиля вакансии</text:p>
            <text:p text:style-name="P3">И значения всех полей в профиле соответствуют новым значениям 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2.1">
            <text:p text:style-name="P4">2.1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Vacancy edit form<text:span text:style-name="T3">: c</text:span>ancel 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3">Выполнен сценарий 1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редактирую все поля</text:p>
            <text:p text:style-name="P3">И нажимаю на кнопку <text:span text:style-name="T2">«Cancel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Изменения не внесены</text:p>
            <text:p text:style-name="P3">И открывается страница профиля вакансии</text:p>
            <text:p text:style-name="P3">И значения всех полей в профиле не изменены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2S</meta:editing-duration>
    <meta:editing-cycles>6</meta:editing-cycles>
    <meta:generator>OpenOffice/4.1.2$Win32 OpenOffice.org_project/412m3$Build-9782</meta:generator>
    <dc:date>2016-04-13T16:51:38.60</dc:date>
    <dc:creator>Юлия Сидорук</dc:creator>
    <meta:document-statistic meta:table-count="3" meta:image-count="0" meta:object-count="0" meta:page-count="1" meta:paragraph-count="38" meta:word-count="106" meta:character-count="654"/>
    <meta:user-defined meta:name="Info 1"/>
    <meta:user-defined meta:name="Info 2"/>
    <meta:user-defined meta:name="Info 3"/>
    <meta:user-defined meta:name="Info 4"/>
  </office:meta>
</office:document-meta>
</file>